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d381"/>
    </style:style>
    <style:style style:name="T2" style:family="text">
      <style:text-properties officeooo:rsid="00052588"/>
    </style:style>
    <style:style style:name="T3" style:family="text">
      <style:text-properties officeooo:rsid="0008c0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7. Tříslabičná slova s dvěma dvojicemi souhlásek.</text:p>
      <text:p text:style-name="Standard"/>
      <text:p text:style-name="Standard">barvírna, bezmocný, bezvadný, bezvětří, cestička, cestovní, cyklista, částečný, čistírna, jablíčko, konvička, konzerva, kormidlo, <text:span text:style-name="T1">n</text:span>adměrný, nákladní, myslivna, naprosto, nasládlý, nástupce, neštěstí, pastýřka, podložka, podmáslí, podrážka, podšívka, pokladna, poklička, pokrývka, pomazánka, po<text:span text:style-name="T1">z</text:span>pátku, pozvánka, pudřenka, půjčovna, roštěnka, rozcestí, sardinka, sídliště, šatnářka, taštička, tiskárna, větrovka, vidlička, vyhlídka, výhrůžka, výstava, zábradlí, žebračka, žehlička.</text:p>
      <text:p text:style-name="Standard"/>
      <text:p text:style-name="Standard">brusinka, cvičiště, knihovna, královna, plechovka, plovárna, pracovna, prádelna, pravidlo, pravítko, procento, prodejna, procházka, protě<text:span text:style-name="T1">j</text:span>ší, průduška, průměrně, průvodce, průvodčí, před<text:span text:style-name="T1">e</text:span>hra, překážka, přepážka, příbuzná, příj<text:span text:style-name="T1">e</text:span>mce, při<text:span text:style-name="T1">r</text:span>ážka, příručka, schodiště, skořápka, skutečně, sluchátko, směnárna, smetiště, sp<text:span text:style-name="T1">i</text:span>žírna, stolička, svítilna, škytavka, šlehačka, z<text:span text:style-name="T1">d</text:span>y<text:span text:style-name="T1">m</text:span>a<text:span text:style-name="T1">d</text:span>lo, zkumavka, zpěvačka, žvýkačka.</text:p>
      <text:p text:style-name="Standard"/>
      <text:p text:style-name="Standard">protivník, přívozník, slunečník, tlumočník, trolejbus.</text:p>
      <text:p text:style-name="Standard"/>
      <text:p text:style-name="Standard">pradlena, předloha, předlon<text:span text:style-name="T2">i</text:span>, předseda, předtucha, přehrada, přeprava, příjm<text:span text:style-name="T2">en</text:span>í, přímluvy, příprava, přísloví, silnice, směrnice, spiknutí, spotřeba, srovnání, stupnice, světnice, ště<text:span text:style-name="T2">r</text:span>bina, švadlena, zpoždění.</text:p>
      <text:p text:style-name="Standard"/>
      <text:p text:style-name="Standard">bratranec, bratříček, předpověď, předsudek, předvečer, přestupek, přípravek, příspěvek, sportovec, trestanec.</text:p>
      <text:p text:style-name="Standard"/>
      <text:p text:style-name="Standard">bubnovat, cestopis, cestovat, červenec, listonoš, listopad, náhrobek, nakládat, namluvit, následek, nasnídat, navzájem, nazpaměť, parkovat, petrolej, podnájem, podpatek, podpírat, pohlavek, poplatek, porcelán, poslanec, posluchač, půlměsíc, pytlíček, rozhovor, roznášeč, rozpočet, rozsudek, teploměr, vesničan, výprodej, vyslanec, vyzvědač, zármutek, záv<text:span text:style-name="T2">d</text:span>a<text:span text:style-name="T2">v</text:span>ek, zůstatek.</text:p>
      <text:p text:style-name="Standard"/>
      <text:p text:style-name="Standard">například, podvodník, pokladník, vykřičník, zahradník.</text:p>
      <text:p text:style-name="Standard"/>
      <text:p text:style-name="Standard">podrobnost, výslovnost, veřejnost, vodotrysk, poctivost, žárlivost, prezident, zkušenost, zvědavost, předpoklad, příslušník, přítomnost, skutečnost, společnost.</text:p>
      <text:p text:style-name="Standard"/>
      <text:p text:style-name="Standard">18. Čtyřslabičná slova s dvojicí souhlásek na začátku, na konci a uprostřed.</text:p>
      <text:p text:style-name="Standard"/>
      <text:p text:style-name="Standard">krupobití, probuzení, promenáda, prominutí, pronikavý, protiváha, provedení, provinění, provolání, pruhovaný, přirozený, slivovice, spálenina, srozumění, tlačenice, zlomenina, zřícenina.</text:p>
      <text:p text:style-name="Standard"/>
      <text:p text:style-name="Standard">nemovitost, vymoženost, záležitost.</text:p>
      <text:p text:style-name="Standard"/>
      <text:p text:style-name="Standard">nebezpečí, nemocnice, podezření, pohoršení, pojištění, pomocnice, porodnice, republika, rozespalý, šachovnice, tanečnice, tasemnice, večernice, velezrada, vinobraní, výbušnina, železnice.</text:p>
      <text:p text:style-name="Standard"/>
      <text:p text:style-name="Standard">rodokmen.</text:p>
      <text:p text:style-name="Standard"/>
      <text:p text:style-name="Standard">minerálka, nekonečný, nenápadný, peněženka, polobotka, poloviční, ponenáhlu, pozapomněl.</text:p>
      <text:p text:style-name="Standard"/>
      <text:p text:style-name="Standard">pomazánka, ředitelka, veselohra, vodoléčba, vynálezce, žadatelka, železárna.</text:p>
      <text:p text:style-name="Standard"/>
      <text:p text:style-name="Standard">učiliště, luštitel, poměrný, po<text:span text:style-name="T2">d</text:span>řízený, podvědomí, pohroma<text:span text:style-name="T2">dě</text:span>, postavení, potrava, rovnováha, seznám<text:span text:style-name="T2">ení, těstovina.</text:span></text:p>
      <text:p text:style-name="Standard"/>
      <text:p text:style-name="Standard"><text:soft-page-break/>pohlednice, rozho<text:span text:style-name="T2">dnutí</text:span>, rozhořčení, vysvědčení, vysvětlení.</text:p>
      <text:p text:style-name="Standard"/>
      <text:p text:style-name="Standard">naskakovat, následovat, potřebovat.</text:p>
      <text:p text:style-name="Standard"/>
      <text:p text:style-name="Standard">pracoviště, profesorka, projí<text:span text:style-name="T2">m</text:span>adlo, přijatelný, připomínka, spolužačka, spořitelna, stanovisko, stanoviště, š<text:span text:style-name="T2">něro</text:span>vadlo.</text:p>
      <text:p text:style-name="Standard"/>
      <text:p text:style-name="Standard">posluhovačka, spisovatel, zvěrolék<text:span text:style-name="T2">a</text:span>ř, předevčírem, prostě<text:span text:style-name="T2">r</text:span>adlo, přesnídávka, <text:span text:style-name="T3">p</text:span>říležitost, spokojenost.</text:p>
      <text:p text:style-name="Standard"/>
      <text:p text:style-name="Standard">několikrát, začátečník, dalekohled.</text:p>
      <text:p text:style-name="Standard"/>
      <text:p text:style-name="Standard">pracovnice, proměnlivý, promyšlený, přirovnání, přítelkyně, <text:span text:style-name="T3">s</text:span>lunečnice, <text:span text:style-name="T3">s</text:span>polupráce, zřítelnice.</text:p>
      <text:p text:style-name="Standard"/>
      <text:p text:style-name="Standard">pojišťovna, tělocvična.</text:p>
      <text:p text:style-name="Standard"/>
      <text:p text:style-name="Standard">konvalinka, nástupiště, podkolenka, posluchárna, rovnoběžka, velkoměsto, nepříjemnost,</text:p>
      <text:p text:style-name="Standard">samostatnost.</text:p>
      <text:p text:style-name="Standard"/>
      <text:p text:style-name="Standard">prohlášení, předvolání, překvapení, sjednocení, vnitrozemí.</text:p>
      <text:p text:style-name="Standard"/>
      <text:p text:style-name="Standard">19. Pětislabičná slova.</text:p>
      <text:p text:style-name="Standard"/>
      <text:p text:style-name="Standard">chumelenice, literatura, lokomotiva, narozeniny, nedůvěřivý, polos<text:span text:style-name="T2">y</text:span>rový, popálenina, sebedůvěra, sebevědomí, <text:span text:style-name="T2">V</text:span>elikonoce, vyn<text:span text:style-name="T2">a</text:span>lézavý, zavařenina, romanopisec, zapisovatel, železobeton.</text:p>
      <text:p text:style-name="Standard"/>
      <text:p text:style-name="Standard">dalekosáhlý, parašutista, následující, paprikovaný, pokračování, posluhovačka, novomanželé, sebezapření, dalekozraký, spolumajitel.</text:p>
      <text:p text:style-name="Standard"/>
      <text:p text:style-name="Standard">nenapravitelný, napodobenina.</text:p>
      <text:p text:style-name="Standard"/>
      <text:p text:style-name="Standard">20. Jednoslabičná slova s převahou souhlásek.</text:p>
      <text:p text:style-name="Standard"/>
      <text:p text:style-name="Standard">blesk, bratr, bronz, kmotr, krás<text:span text:style-name="T2">t</text:span>, kvést, plášť, plést, sjezd, smysl, sport, start, stisk, svetr, šperk, štěrk, švagr, trest, vlast, vjezd, zlost.</text:p>
      <text:p text:style-name="Standard"/>
      <text:p text:style-name="Standard">21. Slova s třemi souhláskami na začátku a na konci.</text:p>
      <text:p text:style-name="Standard"/>
      <text:p text:style-name="Standard">hlt, hrb, krb, krk, mls, plk, srp, trn, vlk, vrch.</text:p>
      <text:p text:style-name="Standard"/>
      <text:p text:style-name="Standard">brzda, hrdo, mlsný, mrtvý, prkno, sprcha, srdce, vrchní, zprvu.</text:p>
      <text:p text:style-name="Standard"/>
      <text:p text:style-name="Standard">brzo, hrdý, mlha, morda, sklo, slza, s<text:span text:style-name="T2">r</text:span>na, tma, tni, vlna, vrba, vrká, zrno.</text:p>
      <text:p text:style-name="Standard"/>
      <text:p text:style-name="Standard">hltat, h<text:span text:style-name="T2">r</text:span>nec, hrnek, hrtan, hnout, <text:span text:style-name="T2">hřmět, krmit</text:span>, mlčet, mlsek, mr<text:span text:style-name="T2">k</text:span>at, mrkev, mrzák, mrzet, sklad.</text:p>
      <text:p text:style-name="Standard">sklář, sklep, sklon, skříň, splav, s<text:span text:style-name="T2">rn</text:span>ec, srpen, sršeň, st<text:span text:style-name="T2">l</text:span>át, strach, stráň, stráž, stroj, strom, stop, strup, strýc, stře<text:span text:style-name="T2">d</text:span>, střih, škrob, vklad, vlčák, vpřed, vrchol, vršek, <text:span text:style-name="T3">v</text:span>rták, <text:span text:style-name="T3">v</text:span>stup, vzdech, vzor, vzduch, vzlykat, vznik, vzrůst, vztah, zbraň, zdviž.</text:p>
      <text:p text:style-name="Standard"/>
      <text:p text:style-name="Standard">hrbatý, hrdina, krmivo, mdloba, mrzutý, mstivý, správa, strana, strava, struna, středa, střecha, střela, střevo, střídá, vpravo, vrtule, zdraví, zpráva, ztráta.</text:p>
      <text:p text:style-name="Standard"/>
      <text:p text:style-name="Standard"><text:soft-page-break/>prkénko, schránka, skladba, sklárna, skříňka, splátka, správce, stránka, střelba, stříbro, tržiště, vstupné, zblízka, zkrátka, zrcadlo, zrníčko.</text:p>
      <text:p text:style-name="Standard"/>
      <text:p text:style-name="Standard">hřbitov, čtverec, skleník, sklizeň, skrojek, strojek, skř<text:span text:style-name="T2">i</text:span>van, strašit, střelec, škvarek, zvláštní.</text:p>
      <text:p text:style-name="Standard"/>
      <text:p text:style-name="Standard">sdružení, shledání, sklenice, střelivo, vzdělání.</text:p>
      <text:p text:style-name="Standard"/>
      <text:p text:style-name="Standard">stromořadí, zpronevěra, skladatel, zpravodaj.</text:p>
      <text:p text:style-name="Standard"/>
      <text:p text:style-name="Standard">vzdálenost, zdvořilost, zvláštnost, strážník, středník.</text:p>
      <text:p text:style-name="Standard"/>
      <text:p text:style-name="Standard">lustr, návrh, pokrm, povrch, ministr, veletrh, průtrž.</text:p>
      <text:p text:style-name="Standard"/>
      <text:p text:style-name="Standard">22. Slova s třemi souhláskami uprostřed.</text:p>
      <text:p text:style-name="Standard"/>
      <text:p text:style-name="Standard">horský, jablko, jiskra, kostka, kostra, mandle, místní, mořský, pestrý, pomsta, půjčka, sestra, tep<text:span text:style-name="T2">r</text:span>ve, větrný, vojsko, žactvo, švestka, vlastně, zpustlý, propustka, svědectví, prázdniny, předmluva, představa, zpovzdálí, vlastnost, přístroj, špendlík, jestřáb, náčrtek, naplnit, naschvál, nástroj, památník, paprsek, petržel, polštář, portrét, povzdech, rozhlas, rozhled, rozvrat, výstroj, výstřel, výstřih, výzbroj, ředkvička, návštěvník, naškrobit, polštářek, povstalec, rozmluvit, rozmnožit, pohodlný, pojistka, pokojská, tenistka, polovlněný, samo<text:span text:style-name="T2">sp</text:span>ráva, zaměstnání, sestřenice, řemeslník, nadlidský, nadmořský, podmořský, řeznictví, rozkvést, místnost, rozpr<text:span text:style-name="T2">aš</text:span>ovač, prostředek, přístřešek, prostředník, předplacení, papírnictví, vyslanectví, nepřátelství, shromáždění, náhrdelník, spravedlnost.</text:p>
      <text:p text:style-name="Standard"/>
      <text:p text:style-name="Standard">23. Slova se shlukem čtyř souhlásek.</text:p>
      <text:p text:style-name="Standard"/>
      <text:p text:style-name="Standard">hrst, prst, smrt, skrz, srst, tvrz.</text:p>
      <text:p text:style-name="Standard"/>
      <text:p text:style-name="Standard">mrtvice, mrtvola, trhlina, tržnice, tvrzení, mrknout, mrznout, prsten, pstruh, šplhat, tvrdit, vstříc, vlhkost, prsteník, prstýnek, vlhkoměr, tržiště.</text:p>
      <text:p text:style-name="Standard"/>
      <text:p text:style-name="Standard">rozvrh, záškr<text:span text:style-name="T2">t</text:span>, předkrm.</text:p>
      <text:p text:style-name="Standard"/>
      <text:p text:style-name="Standard">školství, žhářství, čerstvý, mužstvo, nejprve, panství, pomlčka, vývrtka, potvrzení, překvapit, potomstvo, sochařství, tajemství, vinařství, vítězství, přátelství, včelařství, ředitelství, sklenářství, náp<text:span text:style-name="T2">r</text:span>stek, navlhčit, petrklíč, rejstřík, nesplnitelný, rozškrábat.</text:p>
      <text:p text:style-name="Standard"/>
      <text:p text:style-name="Standard">24. Slova se shlukem pěti souhlásek.</text:p>
      <text:p text:style-name="Standard"/>
      <text:p text:style-name="Standard">mršt<text:span text:style-name="T2">ný</text:span>, skvrna, srstka, vrstva, zmrzlina, čtvrtek, s<text:span text:style-name="T2">vrchník</text:span>, stvrzenka, roztržk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7:53:08.870602686</meta:creation-date>
    <dc:date>2024-05-21T09:40:45.006107683</dc:date>
    <meta:editing-duration>PT1H47M38S</meta:editing-duration>
    <meta:editing-cycles>4</meta:editing-cycles>
    <meta:generator>LibreOffice/24.2.2.2$Linux_X86_64 LibreOffice_project/420$Build-2</meta:generator>
    <meta:document-statistic meta:table-count="0" meta:image-count="0" meta:object-count="0" meta:page-count="3" meta:paragraph-count="55" meta:word-count="689" meta:character-count="6510" meta:non-whitespace-character-count="5876"/>
  </office:meta>
</office:document-meta>
</file>